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GDT" svg:font-family="AIGDT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189af" officeooo:paragraph-rsid="000189af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GDT" svg:font-family="AIGDT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3-13T21:47:57.570000000</dc:date>
    <meta:editing-duration>PT5M2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